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4.426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4.603cm" svg:height="14.395cm" svg:x="31.969cm" svg:y="15.034cm">
            <draw:object draw:notify-on-update-of-ranges="Arkusz1.D1:Arkusz1.D1 Arkusz1.D2:Arkusz1.D45 Arkusz1.E1:Arkusz1.E1 Arkusz1.E2:Arkusz1.E72 Arkusz1.Q26:Arkusz1.Q30 Arkusz1.L26:Arkusz1.L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677cm" svg:height="13.643cm" svg:x="7.506cm" svg:y="10.034cm">
            <draw:object draw:notify-on-update-of-ranges="Arkusz1.D1:Arkusz1.D1 Arkusz1.D2:Arkusz1.D45 Arkusz1.F1:Arkusz1.F1 Arkusz1.F2:Arkusz1.F72 Arkusz1.R26:Arkusz1.R30 Arkusz1.L26:Arkusz1.L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f txt</text:p>
          </table:table-cell>
          <table:table-cell office:value-type="string" calcext:value-type="string">
            <text:p>magnitude txt</text:p>
          </table:table-cell>
          <table:table-cell office:value-type="string" calcext:value-type="string">
            <text:p>phase tx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000000000000e000</text:p>
          </table:table-cell>
          <table:table-cell office:value-type="string" calcext:value-type="string">
            <text:p>-6.84848029616244e000</text:p>
          </table:table-cell>
          <table:table-cell office:value-type="string" calcext:value-type="string">
            <text:p>-3.60080492321665e-001</text:p>
          </table:table-cell>
          <table:table-cell table:formula="of:=NUMBERVALUE(LEFT([.A2];8);&quot;.&quot;)*10^(RIGHT([.A2];3))" office:value-type="float" office:value="1" calcext:value-type="float">
            <text:p>1</text:p>
          </table:table-cell>
          <table:table-cell table:formula="of:=NUMBERVALUE(LEFT([.B2];8);&quot;.&quot;)*10^(RIGHT([.B2];3))" office:value-type="float" office:value="-6.84848" calcext:value-type="float">
            <text:p>-6,84848</text:p>
          </table:table-cell>
          <table:table-cell table:formula="of:=NUMBERVALUE(LEFT([.C2];8);&quot;.&quot;)*10^(RIGHT([.C2];4))" office:value-type="float" office:value="-0.36008" calcext:value-type="float">
            <text:p>-0,36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5892541179417e000</text:p>
          </table:table-cell>
          <table:table-cell office:value-type="string" calcext:value-type="string">
            <text:p>-6.84838001826708e000</text:p>
          </table:table-cell>
          <table:table-cell office:value-type="string" calcext:value-type="string">
            <text:p>-4.53321456238200e-001</text:p>
          </table:table-cell>
          <table:table-cell table:formula="of:=NUMBERVALUE(LEFT([.A3];8);&quot;.&quot;)*10^(RIGHT([.A3];3))" office:value-type="float" office:value="1.258925" calcext:value-type="float">
            <text:p>1,258925</text:p>
          </table:table-cell>
          <table:table-cell table:formula="of:=NUMBERVALUE(LEFT([.B3];8);&quot;.&quot;)*10^(RIGHT([.B3];3))" office:value-type="float" office:value="-6.84838" calcext:value-type="float">
            <text:p>-6,84838</text:p>
          </table:table-cell>
          <table:table-cell table:formula="of:=NUMBERVALUE(LEFT([.C3];8);&quot;.&quot;)*10^(RIGHT([.C3];4))" office:value-type="float" office:value="-0.453321" calcext:value-type="float">
            <text:p>-0,453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58489319246111e000</text:p>
          </table:table-cell>
          <table:table-cell office:value-type="string" calcext:value-type="string">
            <text:p>-6.84822109325308e000</text:p>
          </table:table-cell>
          <table:table-cell office:value-type="string" calcext:value-type="string">
            <text:p>-5.70711816503712e-001</text:p>
          </table:table-cell>
          <table:table-cell table:formula="of:=NUMBERVALUE(LEFT([.A4];8);&quot;.&quot;)*10^(RIGHT([.A4];3))" office:value-type="float" office:value="1.584893" calcext:value-type="float">
            <text:p>1,584893</text:p>
          </table:table-cell>
          <table:table-cell table:formula="of:=NUMBERVALUE(LEFT([.B4];8);&quot;.&quot;)*10^(RIGHT([.B4];3))" office:value-type="float" office:value="-6.84822" calcext:value-type="float">
            <text:p>-6,84822</text:p>
          </table:table-cell>
          <table:table-cell table:formula="of:=NUMBERVALUE(LEFT([.C4];8);&quot;.&quot;)*10^(RIGHT([.C4];4))" office:value-type="float" office:value="-0.570711" calcext:value-type="float">
            <text:p>-0,5707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99526231496888e000</text:p>
          </table:table-cell>
          <table:table-cell office:value-type="string" calcext:value-type="string">
            <text:p>-6.84796922598766e000</text:p>
          </table:table-cell>
          <table:table-cell office:value-type="string" calcext:value-type="string">
            <text:p>-7.18511374535849e-001</text:p>
          </table:table-cell>
          <table:table-cell table:formula="of:=NUMBERVALUE(LEFT([.A5];8);&quot;.&quot;)*10^(RIGHT([.A5];3))" office:value-type="float" office:value="1.995262" calcext:value-type="float">
            <text:p>1,995262</text:p>
          </table:table-cell>
          <table:table-cell table:formula="of:=NUMBERVALUE(LEFT([.B5];8);&quot;.&quot;)*10^(RIGHT([.B5];3))" office:value-type="float" office:value="-6.84796" calcext:value-type="float">
            <text:p>-6,84796</text:p>
          </table:table-cell>
          <table:table-cell table:formula="of:=NUMBERVALUE(LEFT([.C5];8);&quot;.&quot;)*10^(RIGHT([.C5];4))" office:value-type="float" office:value="-0.718511" calcext:value-type="float">
            <text:p>-0,7185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51188643150958e000</text:p>
          </table:table-cell>
          <table:table-cell office:value-type="string" calcext:value-type="string">
            <text:p>-6.84757007319054e000</text:p>
          </table:table-cell>
          <table:table-cell office:value-type="string" calcext:value-type="string">
            <text:p>-9.04607630867869e-001</text:p>
          </table:table-cell>
          <table:table-cell table:formula="of:=NUMBERVALUE(LEFT([.A6];8);&quot;.&quot;)*10^(RIGHT([.A6];3))" office:value-type="float" office:value="2.511886" calcext:value-type="float">
            <text:p>2,511886</text:p>
          </table:table-cell>
          <table:table-cell table:formula="of:=NUMBERVALUE(LEFT([.B6];8);&quot;.&quot;)*10^(RIGHT([.B6];3))" office:value-type="float" office:value="-6.84757" calcext:value-type="float">
            <text:p>-6,84757</text:p>
          </table:table-cell>
          <table:table-cell table:formula="of:=NUMBERVALUE(LEFT([.C6];8);&quot;.&quot;)*10^(RIGHT([.C6];4))" office:value-type="float" office:value="-0.904607" calcext:value-type="float">
            <text:p>-0,904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16227766016838e000</text:p>
          </table:table-cell>
          <table:table-cell office:value-type="string" calcext:value-type="string">
            <text:p>-6.84693753381820e000</text:p>
          </table:table-cell>
          <table:table-cell office:value-type="string" calcext:value-type="string">
            <text:p>-1.13894408520213e000</text:p>
          </table:table-cell>
          <table:table-cell table:formula="of:=NUMBERVALUE(LEFT([.A7];8);&quot;.&quot;)*10^(RIGHT([.A7];3))" office:value-type="float" office:value="3.162277" calcext:value-type="float">
            <text:p>3,162277</text:p>
          </table:table-cell>
          <table:table-cell table:formula="of:=NUMBERVALUE(LEFT([.B7];8);&quot;.&quot;)*10^(RIGHT([.B7];3))" office:value-type="float" office:value="-6.84693" calcext:value-type="float">
            <text:p>-6,84693</text:p>
          </table:table-cell>
          <table:table-cell table:formula="of:=NUMBERVALUE(LEFT([.C7];8);&quot;.&quot;)*10^(RIGHT([.C7];3))" office:value-type="float" office:value="-1.13894" calcext:value-type="float">
            <text:p>-1,13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98107170553497e000</text:p>
          </table:table-cell>
          <table:table-cell office:value-type="string" calcext:value-type="string">
            <text:p>-6.84593521543088e000</text:p>
          </table:table-cell>
          <table:table-cell office:value-type="string" calcext:value-type="string">
            <text:p>-1.43406625461961e000</text:p>
          </table:table-cell>
          <table:table-cell table:formula="of:=NUMBERVALUE(LEFT([.A8];8);&quot;.&quot;)*10^(RIGHT([.A8];3))" office:value-type="float" office:value="3.981071" calcext:value-type="float">
            <text:p>3,981071</text:p>
          </table:table-cell>
          <table:table-cell table:formula="of:=NUMBERVALUE(LEFT([.B8];8);&quot;.&quot;)*10^(RIGHT([.B8];3))" office:value-type="float" office:value="-6.84593" calcext:value-type="float">
            <text:p>-6,84593</text:p>
          </table:table-cell>
          <table:table-cell table:formula="of:=NUMBERVALUE(LEFT([.C8];8);&quot;.&quot;)*10^(RIGHT([.C8];3))" office:value-type="float" office:value="-1.43406" calcext:value-type="float">
            <text:p>-1,43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01187233627272e000</text:p>
          </table:table-cell>
          <table:table-cell office:value-type="string" calcext:value-type="string">
            <text:p>-6.84434712295249e000</text:p>
          </table:table-cell>
          <table:table-cell office:value-type="string" calcext:value-type="string">
            <text:p>-1.80582268998703e000</text:p>
          </table:table-cell>
          <table:table-cell table:formula="of:=NUMBERVALUE(LEFT([.A9];8);&quot;.&quot;)*10^(RIGHT([.A9];3))" office:value-type="float" office:value="5.011872" calcext:value-type="float">
            <text:p>5,011872</text:p>
          </table:table-cell>
          <table:table-cell table:formula="of:=NUMBERVALUE(LEFT([.B9];8);&quot;.&quot;)*10^(RIGHT([.B9];3))" office:value-type="float" office:value="-6.84434" calcext:value-type="float">
            <text:p>-6,84434</text:p>
          </table:table-cell>
          <table:table-cell table:formula="of:=NUMBERVALUE(LEFT([.C9];8);&quot;.&quot;)*10^(RIGHT([.C9];3))" office:value-type="float" office:value="-1.80582" calcext:value-type="float">
            <text:p>-1,80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30957344480194e000</text:p>
          </table:table-cell>
          <table:table-cell office:value-type="string" calcext:value-type="string">
            <text:p>-6.84183136128821e000</text:p>
          </table:table-cell>
          <table:table-cell office:value-type="string" calcext:value-type="string">
            <text:p>-2.27427471628219e000</text:p>
          </table:table-cell>
          <table:table-cell table:formula="of:=NUMBERVALUE(LEFT([.A10];8);&quot;.&quot;)*10^(RIGHT([.A10];3))" office:value-type="float" office:value="6.309573" calcext:value-type="float">
            <text:p>6,309573</text:p>
          </table:table-cell>
          <table:table-cell table:formula="of:=NUMBERVALUE(LEFT([.B10];8);&quot;.&quot;)*10^(RIGHT([.B10];3))" office:value-type="float" office:value="-6.84183" calcext:value-type="float">
            <text:p>-6,84183</text:p>
          </table:table-cell>
          <table:table-cell table:formula="of:=NUMBERVALUE(LEFT([.C10];8);&quot;.&quot;)*10^(RIGHT([.C10];3))" office:value-type="float" office:value="-2.27427" calcext:value-type="float">
            <text:p>-2,274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94328234724282e000</text:p>
          </table:table-cell>
          <table:table-cell office:value-type="string" calcext:value-type="string">
            <text:p>-6.83784715764785e000</text:p>
          </table:table-cell>
          <table:table-cell office:value-type="string" calcext:value-type="string">
            <text:p>-2.86489614166275e000</text:p>
          </table:table-cell>
          <table:table-cell table:formula="of:=NUMBERVALUE(LEFT([.A11];8);&quot;.&quot;)*10^(RIGHT([.A11];3))" office:value-type="float" office:value="7.943282" calcext:value-type="float">
            <text:p>7,943282</text:p>
          </table:table-cell>
          <table:table-cell table:formula="of:=NUMBERVALUE(LEFT([.B11];8);&quot;.&quot;)*10^(RIGHT([.B11];3))" office:value-type="float" office:value="-6.83784" calcext:value-type="float">
            <text:p>-6,83784</text:p>
          </table:table-cell>
          <table:table-cell table:formula="of:=NUMBERVALUE(LEFT([.C11];8);&quot;.&quot;)*10^(RIGHT([.C11];3))" office:value-type="float" office:value="-2.86489" calcext:value-type="float">
            <text:p>-2,86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000000000000e001</text:p>
          </table:table-cell>
          <table:table-cell office:value-type="string" calcext:value-type="string">
            <text:p>-6.83154021064281e000</text:p>
          </table:table-cell>
          <table:table-cell office:value-type="string" calcext:value-type="string">
            <text:p>-3.61019253943201e000</text:p>
          </table:table-cell>
          <table:table-cell table:formula="of:=NUMBERVALUE(LEFT([.A12];8);&quot;.&quot;)*10^(RIGHT([.A12];3))" office:value-type="float" office:value="10" calcext:value-type="float">
            <text:p>10</text:p>
          </table:table-cell>
          <table:table-cell table:formula="of:=NUMBERVALUE(LEFT([.B12];8);&quot;.&quot;)*10^(RIGHT([.B12];3))" office:value-type="float" office:value="-6.83154" calcext:value-type="float">
            <text:p>-6,83154</text:p>
          </table:table-cell>
          <table:table-cell table:formula="of:=NUMBERVALUE(LEFT([.C12];8);&quot;.&quot;)*10^(RIGHT([.C12];3))" office:value-type="float" office:value="-3.61019" calcext:value-type="float">
            <text:p>-3,61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5892541179417e001</text:p>
          </table:table-cell>
          <table:table-cell office:value-type="string" calcext:value-type="string">
            <text:p>-6.82156355754115e000</text:p>
          </table:table-cell>
          <table:table-cell office:value-type="string" calcext:value-type="string">
            <text:p>-4.55195831678129e000</text:p>
          </table:table-cell>
          <table:table-cell table:formula="of:=NUMBERVALUE(LEFT([.A13];8);&quot;.&quot;)*10^(RIGHT([.A13];3))" office:value-type="float" office:value="12.58925" calcext:value-type="float">
            <text:p>12,58925</text:p>
          </table:table-cell>
          <table:table-cell table:formula="of:=NUMBERVALUE(LEFT([.B13];8);&quot;.&quot;)*10^(RIGHT([.B13];3))" office:value-type="float" office:value="-6.82156" calcext:value-type="float">
            <text:p>-6,82156</text:p>
          </table:table-cell>
          <table:table-cell table:formula="of:=NUMBERVALUE(LEFT([.C13];8);&quot;.&quot;)*10^(RIGHT([.C13];3))" office:value-type="float" office:value="-4.55195" calcext:value-type="float">
            <text:p>-4,55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58489319246111e001</text:p>
          </table:table-cell>
          <table:table-cell office:value-type="string" calcext:value-type="string">
            <text:p>-6.80580028985116e000</text:p>
          </table:table-cell>
          <table:table-cell office:value-type="string" calcext:value-type="string">
            <text:p>-5.74455779186650e000</text:p>
          </table:table-cell>
          <table:table-cell table:formula="of:=NUMBERVALUE(LEFT([.A14];8);&quot;.&quot;)*10^(RIGHT([.A14];3))" office:value-type="float" office:value="15.84893" calcext:value-type="float">
            <text:p>15,84893</text:p>
          </table:table-cell>
          <table:table-cell table:formula="of:=NUMBERVALUE(LEFT([.B14];8);&quot;.&quot;)*10^(RIGHT([.B14];3))" office:value-type="float" office:value="-6.8058" calcext:value-type="float">
            <text:p>-6,8058</text:p>
          </table:table-cell>
          <table:table-cell table:formula="of:=NUMBERVALUE(LEFT([.C14];8);&quot;.&quot;)*10^(RIGHT([.C14];3))" office:value-type="float" office:value="-5.74455" calcext:value-type="float">
            <text:p>-5,74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99526231496888e001</text:p>
          </table:table-cell>
          <table:table-cell office:value-type="string" calcext:value-type="string">
            <text:p>-6.78094132010000e000</text:p>
          </table:table-cell>
          <table:table-cell office:value-type="string" calcext:value-type="string">
            <text:p>-7.25994409484237e000</text:p>
          </table:table-cell>
          <table:table-cell table:formula="of:=NUMBERVALUE(LEFT([.A15];8);&quot;.&quot;)*10^(RIGHT([.A15];3))" office:value-type="float" office:value="19.95262" calcext:value-type="float">
            <text:p>19,95262</text:p>
          </table:table-cell>
          <table:table-cell table:formula="of:=NUMBERVALUE(LEFT([.B15];8);&quot;.&quot;)*10^(RIGHT([.B15];3))" office:value-type="float" office:value="-6.78094" calcext:value-type="float">
            <text:p>-6,78094</text:p>
          </table:table-cell>
          <table:table-cell table:formula="of:=NUMBERVALUE(LEFT([.C15];8);&quot;.&quot;)*10^(RIGHT([.C15];3))" office:value-type="float" office:value="-7.25994" calcext:value-type="float">
            <text:p>-7,25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51188643150958e001</text:p>
          </table:table-cell>
          <table:table-cell office:value-type="string" calcext:value-type="string">
            <text:p>-6.74186188898930e000</text:p>
          </table:table-cell>
          <table:table-cell office:value-type="string" calcext:value-type="string">
            <text:p>-9.19578397216229e000</text:p>
          </table:table-cell>
          <table:table-cell table:formula="of:=NUMBERVALUE(LEFT([.A16];8);&quot;.&quot;)*10^(RIGHT([.A16];3))" office:value-type="float" office:value="25.11886" calcext:value-type="float">
            <text:p>25,11886</text:p>
          </table:table-cell>
          <table:table-cell table:formula="of:=NUMBERVALUE(LEFT([.B16];8);&quot;.&quot;)*10^(RIGHT([.B16];3))" office:value-type="float" office:value="-6.74186" calcext:value-type="float">
            <text:p>-6,74186</text:p>
          </table:table-cell>
          <table:table-cell table:formula="of:=NUMBERVALUE(LEFT([.C16];8);&quot;.&quot;)*10^(RIGHT([.C16];3))" office:value-type="float" office:value="-9.19578" calcext:value-type="float">
            <text:p>-9,19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16227766016838e001</text:p>
          </table:table-cell>
          <table:table-cell office:value-type="string" calcext:value-type="string">
            <text:p>-6.68075796972375e000</text:p>
          </table:table-cell>
          <table:table-cell office:value-type="string" calcext:value-type="string">
            <text:p>-1.16893915112483e001</text:p>
          </table:table-cell>
          <table:table-cell table:formula="of:=NUMBERVALUE(LEFT([.A17];8);&quot;.&quot;)*10^(RIGHT([.A17];3))" office:value-type="float" office:value="31.62277" calcext:value-type="float">
            <text:p>31,62277</text:p>
          </table:table-cell>
          <table:table-cell table:formula="of:=NUMBERVALUE(LEFT([.B17];8);&quot;.&quot;)*10^(RIGHT([.B17];3))" office:value-type="float" office:value="-6.68075" calcext:value-type="float">
            <text:p>-6,68075</text:p>
          </table:table-cell>
          <table:table-cell table:formula="of:=NUMBERVALUE(LEFT([.C17];8);&quot;.&quot;)*10^(RIGHT([.C17];3))" office:value-type="float" office:value="-11.6893" calcext:value-type="float">
            <text:p>-11,68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98107170553498e001</text:p>
          </table:table-cell>
          <table:table-cell office:value-type="string" calcext:value-type="string">
            <text:p>-6.58613034213660e000</text:p>
          </table:table-cell>
          <table:table-cell office:value-type="string" calcext:value-type="string">
            <text:p>-1.49429446570937e001</text:p>
          </table:table-cell>
          <table:table-cell table:formula="of:=NUMBERVALUE(LEFT([.A18];8);&quot;.&quot;)*10^(RIGHT([.A18];3))" office:value-type="float" office:value="39.81071" calcext:value-type="float">
            <text:p>39,81071</text:p>
          </table:table-cell>
          <table:table-cell table:formula="of:=NUMBERVALUE(LEFT([.B18];8);&quot;.&quot;)*10^(RIGHT([.B18];3))" office:value-type="float" office:value="-6.58613" calcext:value-type="float">
            <text:p>-6,58613</text:p>
          </table:table-cell>
          <table:table-cell table:formula="of:=NUMBERVALUE(LEFT([.C18];8);&quot;.&quot;)*10^(RIGHT([.C18];3))" office:value-type="float" office:value="-14.9429" calcext:value-type="float">
            <text:p>-14,9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01187233627273e001</text:p>
          </table:table-cell>
          <table:table-cell office:value-type="string" calcext:value-type="string">
            <text:p>-6.44222422821283e000</text:p>
          </table:table-cell>
          <table:table-cell office:value-type="string" calcext:value-type="string">
            <text:p>-1.92712196589707e001</text:p>
          </table:table-cell>
          <table:table-cell table:formula="of:=NUMBERVALUE(LEFT([.A19];8);&quot;.&quot;)*10^(RIGHT([.A19];3))" office:value-type="float" office:value="50.11872" calcext:value-type="float">
            <text:p>50,11872</text:p>
          </table:table-cell>
          <table:table-cell table:formula="of:=NUMBERVALUE(LEFT([.B19];8);&quot;.&quot;)*10^(RIGHT([.B19];3))" office:value-type="float" office:value="-6.44222" calcext:value-type="float">
            <text:p>-6,44222</text:p>
          </table:table-cell>
          <table:table-cell table:formula="of:=NUMBERVALUE(LEFT([.C19];8);&quot;.&quot;)*10^(RIGHT([.C19];3))" office:value-type="float" office:value="-19.2712" calcext:value-type="float">
            <text:p>-19,27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30957344480194e001</text:p>
          </table:table-cell>
          <table:table-cell office:value-type="string" calcext:value-type="string">
            <text:p>-6.23144778403544e000</text:p>
          </table:table-cell>
          <table:table-cell office:value-type="string" calcext:value-type="string">
            <text:p>-2.51943843709728e001</text:p>
          </table:table-cell>
          <table:table-cell table:formula="of:=NUMBERVALUE(LEFT([.A20];8);&quot;.&quot;)*10^(RIGHT([.A20];3))" office:value-type="float" office:value="63.09573" calcext:value-type="float">
            <text:p>63,09573</text:p>
          </table:table-cell>
          <table:table-cell table:formula="of:=NUMBERVALUE(LEFT([.B20];8);&quot;.&quot;)*10^(RIGHT([.B20];3))" office:value-type="float" office:value="-6.23144" calcext:value-type="float">
            <text:p>-6,23144</text:p>
          </table:table-cell>
          <table:table-cell table:formula="of:=NUMBERVALUE(LEFT([.C20];8);&quot;.&quot;)*10^(RIGHT([.C20];3))" office:value-type="float" office:value="-25.1943" calcext:value-type="float">
            <text:p>-25,1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94328234724283e001</text:p>
          </table:table-cell>
          <table:table-cell office:value-type="string" calcext:value-type="string">
            <text:p>-5.94913051795772e000</text:p>
          </table:table-cell>
          <table:table-cell office:value-type="string" calcext:value-type="string">
            <text:p>-3.36139302557755e001</text:p>
          </table:table-cell>
          <table:table-cell table:formula="of:=NUMBERVALUE(LEFT([.A21];8);&quot;.&quot;)*10^(RIGHT([.A21];3))" office:value-type="float" office:value="79.43282" calcext:value-type="float">
            <text:p>79,43282</text:p>
          </table:table-cell>
          <table:table-cell table:formula="of:=NUMBERVALUE(LEFT([.B21];8);&quot;.&quot;)*10^(RIGHT([.B21];3))" office:value-type="float" office:value="-5.94913" calcext:value-type="float">
            <text:p>-5,94913</text:p>
          </table:table-cell>
          <table:table-cell table:formula="of:=NUMBERVALUE(LEFT([.C21];8);&quot;.&quot;)*10^(RIGHT([.C21];3))" office:value-type="float" office:value="-33.6139" calcext:value-type="float">
            <text:p>-33,61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000000000000e002</text:p>
          </table:table-cell>
          <table:table-cell office:value-type="string" calcext:value-type="string">
            <text:p>-5.66241920767513e000</text:p>
          </table:table-cell>
          <table:table-cell office:value-type="string" calcext:value-type="string">
            <text:p>-4.60770896142210e001</text:p>
          </table:table-cell>
          <table:table-cell table:formula="of:=NUMBERVALUE(LEFT([.A22];8);&quot;.&quot;)*10^(RIGHT([.A22];3))" office:value-type="float" office:value="100" calcext:value-type="float">
            <text:p>100</text:p>
          </table:table-cell>
          <table:table-cell table:formula="of:=NUMBERVALUE(LEFT([.B22];8);&quot;.&quot;)*10^(RIGHT([.B22];3))" office:value-type="float" office:value="-5.66241" calcext:value-type="float">
            <text:p>-5,66241</text:p>
          </table:table-cell>
          <table:table-cell table:formula="of:=NUMBERVALUE(LEFT([.C22];8);&quot;.&quot;)*10^(RIGHT([.C22];3))" office:value-type="float" office:value="-46.077" calcext:value-type="float">
            <text:p>-46,0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5892541179417e002</text:p>
          </table:table-cell>
          <table:table-cell office:value-type="string" calcext:value-type="string">
            <text:p>-5.68861291075022e000</text:p>
          </table:table-cell>
          <table:table-cell office:value-type="string" calcext:value-type="string">
            <text:p>-6.46813927859224e001</text:p>
          </table:table-cell>
          <table:table-cell table:formula="of:=NUMBERVALUE(LEFT([.A23];8);&quot;.&quot;)*10^(RIGHT([.A23];3))" office:value-type="float" office:value="125.8925" calcext:value-type="float">
            <text:p>125,8925</text:p>
          </table:table-cell>
          <table:table-cell table:formula="of:=NUMBERVALUE(LEFT([.B23];8);&quot;.&quot;)*10^(RIGHT([.B23];3))" office:value-type="float" office:value="-5.68861" calcext:value-type="float">
            <text:p>-5,68861</text:p>
          </table:table-cell>
          <table:table-cell table:formula="of:=NUMBERVALUE(LEFT([.C23];8);&quot;.&quot;)*10^(RIGHT([.C23];3))" office:value-type="float" office:value="-64.6813" calcext:value-type="float">
            <text:p>-64,6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58489319246112e002</text:p>
          </table:table-cell>
          <table:table-cell office:value-type="string" calcext:value-type="string">
            <text:p>-6.81025695932850e000</text:p>
          </table:table-cell>
          <table:table-cell office:value-type="string" calcext:value-type="string">
            <text:p>-8.95305421881570e001</text:p>
          </table:table-cell>
          <table:table-cell table:formula="of:=NUMBERVALUE(LEFT([.A24];8);&quot;.&quot;)*10^(RIGHT([.A24];3))" office:value-type="float" office:value="158.4893" calcext:value-type="float">
            <text:p>158,4893</text:p>
          </table:table-cell>
          <table:table-cell table:formula="of:=NUMBERVALUE(LEFT([.B24];8);&quot;.&quot;)*10^(RIGHT([.B24];3))" office:value-type="float" office:value="-6.81025" calcext:value-type="float">
            <text:p>-6,81025</text:p>
          </table:table-cell>
          <table:table-cell table:formula="of:=NUMBERVALUE(LEFT([.C24];8);&quot;.&quot;)*10^(RIGHT([.C24];3))" office:value-type="float" office:value="-89.5305" calcext:value-type="float">
            <text:p>-89,5305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input pp</text:p>
          </table:table-cell>
          <table:table-cell table:style-name="ce1" office:value-type="string" calcext:value-type="string">
            <text:p>output pp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agnitude [dB]</text:p>
          </table:table-cell>
          <table:table-cell table:style-name="ce1" office:value-type="string" calcext:value-type="string">
            <text:p>phase [deg]</text:p>
          </table:table-cell>
        </table:table-row>
        <table:table-row table:style-name="ro1">
          <table:table-cell office:value-type="string" calcext:value-type="string">
            <text:p>1.99526231496888e002</text:p>
          </table:table-cell>
          <table:table-cell office:value-type="string" calcext:value-type="string">
            <text:p>-9.62960260773309e000</text:p>
          </table:table-cell>
          <table:table-cell office:value-type="string" calcext:value-type="string">
            <text:p>-1.14535203166885e002</text:p>
          </table:table-cell>
          <table:table-cell table:formula="of:=NUMBERVALUE(LEFT([.A25];8);&quot;.&quot;)*10^(RIGHT([.A25];3))" office:value-type="float" office:value="199.5262" calcext:value-type="float">
            <text:p>199,5262</text:p>
          </table:table-cell>
          <table:table-cell table:formula="of:=NUMBERVALUE(LEFT([.B25];8);&quot;.&quot;)*10^(RIGHT([.B25];3))" office:value-type="float" office:value="-9.6296" calcext:value-type="float">
            <text:p>-9,6296</text:p>
          </table:table-cell>
          <table:table-cell table:formula="of:=NUMBERVALUE(LEFT([.C25];8);&quot;.&quot;)*10^(RIGHT([.C25];3))" office:value-type="float" office:value="-114.535" calcext:value-type="float">
            <text:p>-114,535</text:p>
          </table:table-cell>
          <table:table-cell table:number-columns-repeated="5"/>
          <table:table-cell table:style-name="ce1" office:value-type="string" calcext:value-type="string">
            <text:p>lpf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2.51188643150958e002</text:p>
          </table:table-cell>
          <table:table-cell office:value-type="string" calcext:value-type="string">
            <text:p>-1.35790945632900e001</text:p>
          </table:table-cell>
          <table:table-cell office:value-type="string" calcext:value-type="string">
            <text:p>-1.33405444978736e002</text:p>
          </table:table-cell>
          <table:table-cell table:formula="of:=NUMBERVALUE(LEFT([.A26];8);&quot;.&quot;)*10^(RIGHT([.A26];3))" office:value-type="float" office:value="251.1886" calcext:value-type="float">
            <text:p>251,1886</text:p>
          </table:table-cell>
          <table:table-cell table:formula="of:=NUMBERVALUE(LEFT([.B26];8);&quot;.&quot;)*10^(RIGHT([.B26];3))" office:value-type="float" office:value="-13.579" calcext:value-type="float">
            <text:p>-13,579</text:p>
          </table:table-cell>
          <table:table-cell table:formula="of:=NUMBERVALUE(LEFT([.C26];8);&quot;.&quot;)*10^(RIGHT([.C26];3))" office:value-type="float" office:value="-133.405" calcext:value-type="float">
            <text:p>-133,405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-0.002" calcext:value-type="float">
            <text:p>-2,00E-003</text:p>
          </table:table-cell>
          <table:table-cell table:style-name="ce1" office:value-type="float" office:value="3.86" calcext:value-type="float">
            <text:p>3,86</text:p>
          </table:table-cell>
          <table:table-cell table:style-name="ce1" office:value-type="float" office:value="1.8" calcext:value-type="float">
            <text:p>1,8</text:p>
          </table:table-cell>
          <table:table-cell table:style-name="ce1" table:formula="of:=[.O26]/[.N26]" office:value-type="float" office:value="0.466321243523316" calcext:value-type="float">
            <text:p>0,4663212435</text:p>
          </table:table-cell>
          <table:table-cell table:style-name="ce1" table:formula="of:=20*LOG10([.P26])" office:value-type="float" office:value="-6.62629599136898" calcext:value-type="float">
            <text:p>-6,6262959914</text:p>
          </table:table-cell>
          <table:table-cell table:style-name="ce1" table:formula="of:=360*[.L26]*[.M26]" office:value-type="float" office:value="-14.4" calcext:value-type="float">
            <text:p>-14,4</text:p>
          </table:table-cell>
        </table:table-row>
        <table:table-row table:style-name="ro1">
          <table:table-cell office:value-type="string" calcext:value-type="string">
            <text:p>3.16227766016838e002</text:p>
          </table:table-cell>
          <table:table-cell office:value-type="string" calcext:value-type="string">
            <text:p>-1.78620693700280e001</text:p>
          </table:table-cell>
          <table:table-cell office:value-type="string" calcext:value-type="string">
            <text:p>-1.46067822638534e002</text:p>
          </table:table-cell>
          <table:table-cell table:formula="of:=NUMBERVALUE(LEFT([.A27];8);&quot;.&quot;)*10^(RIGHT([.A27];3))" office:value-type="float" office:value="316.2277" calcext:value-type="float">
            <text:p>316,2277</text:p>
          </table:table-cell>
          <table:table-cell table:formula="of:=NUMBERVALUE(LEFT([.B27];8);&quot;.&quot;)*10^(RIGHT([.B27];3))" office:value-type="float" office:value="-17.862" calcext:value-type="float">
            <text:p>-17,862</text:p>
          </table:table-cell>
          <table:table-cell table:formula="of:=NUMBERVALUE(LEFT([.C27];8);&quot;.&quot;)*10^(RIGHT([.C27];3))" office:value-type="float" office:value="-146.067" calcext:value-type="float">
            <text:p>-146,067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float" office:value="-0.0012" calcext:value-type="float">
            <text:p>-1,20E-003</text:p>
          </table:table-cell>
          <table:table-cell table:style-name="ce1" office:value-type="float" office:value="4.24" calcext:value-type="float">
            <text:p>4,24</text:p>
          </table:table-cell>
          <table:table-cell table:style-name="ce1" office:value-type="float" office:value="2.18" calcext:value-type="float">
            <text:p>2,18</text:p>
          </table:table-cell>
          <table:table-cell table:style-name="ce1" table:formula="of:=[.O27]/[.N27]" office:value-type="float" office:value="0.514150943396226" calcext:value-type="float">
            <text:p>0,5141509434</text:p>
          </table:table-cell>
          <table:table-cell table:style-name="ce1" table:formula="of:=20*LOG10([.P27])" office:value-type="float" office:value="-5.77818725976256" calcext:value-type="float">
            <text:p>-5,7781872598</text:p>
          </table:table-cell>
          <table:table-cell table:style-name="ce1" table:formula="of:=360*[.L27]*[.M27]" office:value-type="float" office:value="-38.88" calcext:value-type="float">
            <text:p>-38,88</text:p>
          </table:table-cell>
        </table:table-row>
        <table:table-row table:style-name="ro1">
          <table:table-cell office:value-type="string" calcext:value-type="string">
            <text:p>3.98107170553498e002</text:p>
          </table:table-cell>
          <table:table-cell office:value-type="string" calcext:value-type="string">
            <text:p>-2.21462805644048e001</text:p>
          </table:table-cell>
          <table:table-cell office:value-type="string" calcext:value-type="string">
            <text:p>-1.54616904574792e002</text:p>
          </table:table-cell>
          <table:table-cell table:formula="of:=NUMBERVALUE(LEFT([.A28];8);&quot;.&quot;)*10^(RIGHT([.A28];3))" office:value-type="float" office:value="398.1071" calcext:value-type="float">
            <text:p>398,1071</text:p>
          </table:table-cell>
          <table:table-cell table:formula="of:=NUMBERVALUE(LEFT([.B28];8);&quot;.&quot;)*10^(RIGHT([.B28];3))" office:value-type="float" office:value="-22.1462" calcext:value-type="float">
            <text:p>-22,1462</text:p>
          </table:table-cell>
          <table:table-cell table:formula="of:=NUMBERVALUE(LEFT([.C28];8);&quot;.&quot;)*10^(RIGHT([.C28];3))" office:value-type="float" office:value="-154.616" calcext:value-type="float">
            <text:p>-154,61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0.0046" calcext:value-type="float">
            <text:p>4,60E-003</text:p>
          </table:table-cell>
          <table:table-cell table:style-name="ce1" office:value-type="float" office:value="4.16" calcext:value-type="float">
            <text:p>4,16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table:formula="of:=[.O28]/[.N28]" office:value-type="float" office:value="0.4375" calcext:value-type="float">
            <text:p>0,4375</text:p>
          </table:table-cell>
          <table:table-cell table:style-name="ce1" table:formula="of:=20*LOG10([.P28])" office:value-type="float" office:value="-7.18043885283336" calcext:value-type="float">
            <text:p>-7,1804388528</text:p>
          </table:table-cell>
          <table:table-cell table:style-name="ce1" table:formula="of:=360*[.L28]*[.M28]-360" office:value-type="float" office:value="-95.04" calcext:value-type="float">
            <text:p>-95,04</text:p>
          </table:table-cell>
        </table:table-row>
        <table:table-row table:style-name="ro1">
          <table:table-cell office:value-type="string" calcext:value-type="string">
            <text:p>5.01187233627273e002</text:p>
          </table:table-cell>
          <table:table-cell office:value-type="string" calcext:value-type="string">
            <text:p>-2.63593888814844e001</text:p>
          </table:table-cell>
          <table:table-cell office:value-type="string" calcext:value-type="string">
            <text:p>-1.60628898744659e002</text:p>
          </table:table-cell>
          <table:table-cell table:formula="of:=NUMBERVALUE(LEFT([.A29];8);&quot;.&quot;)*10^(RIGHT([.A29];3))" office:value-type="float" office:value="501.1872" calcext:value-type="float">
            <text:p>501,1872</text:p>
          </table:table-cell>
          <table:table-cell table:formula="of:=NUMBERVALUE(LEFT([.B29];8);&quot;.&quot;)*10^(RIGHT([.B29];3))" office:value-type="float" office:value="-26.3593" calcext:value-type="float">
            <text:p>-26,3593</text:p>
          </table:table-cell>
          <table:table-cell table:formula="of:=NUMBERVALUE(LEFT([.C29];8);&quot;.&quot;)*10^(RIGHT([.C29];3))" office:value-type="float" office:value="-160.628" calcext:value-type="float">
            <text:p>-160,628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0.002" calcext:value-type="float">
            <text:p>2,00E-003</text:p>
          </table:table-cell>
          <table:table-cell table:style-name="ce1" office:value-type="float" office:value="4.04" calcext:value-type="float">
            <text:p>4,04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table:formula="of:=[.O29]/[.N29]" office:value-type="float" office:value="0.143564356435644" calcext:value-type="float">
            <text:p>0,1435643564</text:p>
          </table:table-cell>
          <table:table-cell table:style-name="ce1" table:formula="of:=20*LOG10([.P29])" office:value-type="float" office:value="-16.8590674309534" calcext:value-type="float">
            <text:p>-16,859067431</text:p>
          </table:table-cell>
          <table:table-cell table:style-name="ce1" table:formula="of:=360*[.L29]*[.M29]-360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6.30957344480194e002</text:p>
          </table:table-cell>
          <table:table-cell office:value-type="string" calcext:value-type="string">
            <text:p>-3.05047951122859e001</text:p>
          </table:table-cell>
          <table:table-cell office:value-type="string" calcext:value-type="string">
            <text:p>-1.65025267507455e002</text:p>
          </table:table-cell>
          <table:table-cell table:formula="of:=NUMBERVALUE(LEFT([.A30];8);&quot;.&quot;)*10^(RIGHT([.A30];3))" office:value-type="float" office:value="630.9573" calcext:value-type="float">
            <text:p>630,9573</text:p>
          </table:table-cell>
          <table:table-cell table:formula="of:=NUMBERVALUE(LEFT([.B30];8);&quot;.&quot;)*10^(RIGHT([.B30];3))" office:value-type="float" office:value="-30.5047" calcext:value-type="float">
            <text:p>-30,5047</text:p>
          </table:table-cell>
          <table:table-cell table:formula="of:=NUMBERVALUE(LEFT([.C30];8);&quot;.&quot;)*10^(RIGHT([.C30];3))" office:value-type="float" office:value="-165.025" calcext:value-type="float">
            <text:p>-165,025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1200" calcext:value-type="float">
            <text:p>1200</text:p>
          </table:table-cell>
          <table:table-cell table:style-name="ce2" office:value-type="float" office:value="-0.000388" calcext:value-type="float">
            <text:p>-3,88E-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033" calcext:value-type="float">
            <text:p>3,30E-002</text:p>
          </table:table-cell>
          <table:table-cell table:style-name="ce1" table:formula="of:=[.O30]/[.N30]" office:value-type="float" office:value="0.00825" calcext:value-type="float">
            <text:p>0,00825</text:p>
          </table:table-cell>
          <table:table-cell table:style-name="ce1" table:formula="of:=20*LOG10([.P30])" office:value-type="float" office:value="-41.6709210290015" calcext:value-type="float">
            <text:p>-41,670921029</text:p>
          </table:table-cell>
          <table:table-cell table:style-name="ce1" table:formula="of:=360*[.L30]*[.M30]" office:value-type="float" office:value="-167.616" calcext:value-type="float">
            <text:p>-167,616</text:p>
          </table:table-cell>
        </table:table-row>
        <table:table-row table:style-name="ro1">
          <table:table-cell office:value-type="string" calcext:value-type="string">
            <text:p>7.94328234724283e002</text:p>
          </table:table-cell>
          <table:table-cell office:value-type="string" calcext:value-type="string">
            <text:p>-3.45998556857235e001</text:p>
          </table:table-cell>
          <table:table-cell office:value-type="string" calcext:value-type="string">
            <text:p>-1.68337681366694e002</text:p>
          </table:table-cell>
          <table:table-cell table:formula="of:=NUMBERVALUE(LEFT([.A31];8);&quot;.&quot;)*10^(RIGHT([.A31];3))" office:value-type="float" office:value="794.3282" calcext:value-type="float">
            <text:p>794,3282</text:p>
          </table:table-cell>
          <table:table-cell table:formula="of:=NUMBERVALUE(LEFT([.B31];8);&quot;.&quot;)*10^(RIGHT([.B31];3))" office:value-type="float" office:value="-34.5998" calcext:value-type="float">
            <text:p>-34,5998</text:p>
          </table:table-cell>
          <table:table-cell table:formula="of:=NUMBERVALUE(LEFT([.C31];8);&quot;.&quot;)*10^(RIGHT([.C31];3))" office:value-type="float" office:value="-168.337" calcext:value-type="float">
            <text:p>-168,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000000000000e003</text:p>
          </table:table-cell>
          <table:table-cell office:value-type="string" calcext:value-type="string">
            <text:p>-3.86602345507801e001</text:p>
          </table:table-cell>
          <table:table-cell office:value-type="string" calcext:value-type="string">
            <text:p>-1.70887900655614e002</text:p>
          </table:table-cell>
          <table:table-cell table:formula="of:=NUMBERVALUE(LEFT([.A32];8);&quot;.&quot;)*10^(RIGHT([.A32];3))" office:value-type="float" office:value="1000" calcext:value-type="float">
            <text:p>1000</text:p>
          </table:table-cell>
          <table:table-cell table:formula="of:=NUMBERVALUE(LEFT([.B32];8);&quot;.&quot;)*10^(RIGHT([.B32];3))" office:value-type="float" office:value="-38.6602" calcext:value-type="float">
            <text:p>-38,6602</text:p>
          </table:table-cell>
          <table:table-cell table:formula="of:=NUMBERVALUE(LEFT([.C32];8);&quot;.&quot;)*10^(RIGHT([.C32];3))" office:value-type="float" office:value="-170.887" calcext:value-type="float">
            <text:p>-170,8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5892541179417e003</text:p>
          </table:table-cell>
          <table:table-cell office:value-type="string" calcext:value-type="string">
            <text:p>-4.26972124503756e001</text:p>
          </table:table-cell>
          <table:table-cell office:value-type="string" calcext:value-type="string">
            <text:p>-1.72882987083534e002</text:p>
          </table:table-cell>
          <table:table-cell table:formula="of:=NUMBERVALUE(LEFT([.A33];8);&quot;.&quot;)*10^(RIGHT([.A33];3))" office:value-type="float" office:value="1258.925" calcext:value-type="float">
            <text:p>1258,925</text:p>
          </table:table-cell>
          <table:table-cell table:formula="of:=NUMBERVALUE(LEFT([.B33];8);&quot;.&quot;)*10^(RIGHT([.B33];3))" office:value-type="float" office:value="-42.6972" calcext:value-type="float">
            <text:p>-42,6972</text:p>
          </table:table-cell>
          <table:table-cell table:formula="of:=NUMBERVALUE(LEFT([.C33];8);&quot;.&quot;)*10^(RIGHT([.C33];3))" office:value-type="float" office:value="-172.882" calcext:value-type="float">
            <text:p>-172,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58489319246112e003</text:p>
          </table:table-cell>
          <table:table-cell office:value-type="string" calcext:value-type="string">
            <text:p>-4.67181228977555e001</text:p>
          </table:table-cell>
          <table:table-cell office:value-type="string" calcext:value-type="string">
            <text:p>-1.74464317961041e002</text:p>
          </table:table-cell>
          <table:table-cell table:formula="of:=NUMBERVALUE(LEFT([.A34];8);&quot;.&quot;)*10^(RIGHT([.A34];3))" office:value-type="float" office:value="1584.893" calcext:value-type="float">
            <text:p>1584,893</text:p>
          </table:table-cell>
          <table:table-cell table:formula="of:=NUMBERVALUE(LEFT([.B34];8);&quot;.&quot;)*10^(RIGHT([.B34];3))" office:value-type="float" office:value="-46.7181" calcext:value-type="float">
            <text:p>-46,7181</text:p>
          </table:table-cell>
          <table:table-cell table:formula="of:=NUMBERVALUE(LEFT([.C34];8);&quot;.&quot;)*10^(RIGHT([.C34];3))" office:value-type="float" office:value="-174.464" calcext:value-type="float">
            <text:p>-174,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99526231496888e003</text:p>
          </table:table-cell>
          <table:table-cell office:value-type="string" calcext:value-type="string">
            <text:p>-5.07272460540327e001</text:p>
          </table:table-cell>
          <table:table-cell office:value-type="string" calcext:value-type="string">
            <text:p>-1.75733507031641e002</text:p>
          </table:table-cell>
          <table:table-cell table:formula="of:=NUMBERVALUE(LEFT([.A35];8);&quot;.&quot;)*10^(RIGHT([.A35];3))" office:value-type="float" office:value="1995.262" calcext:value-type="float">
            <text:p>1995,262</text:p>
          </table:table-cell>
          <table:table-cell table:formula="of:=NUMBERVALUE(LEFT([.B35];8);&quot;.&quot;)*10^(RIGHT([.B35];3))" office:value-type="float" office:value="-50.7272" calcext:value-type="float">
            <text:p>-50,7272</text:p>
          </table:table-cell>
          <table:table-cell table:formula="of:=NUMBERVALUE(LEFT([.C35];8);&quot;.&quot;)*10^(RIGHT([.C35];3))" office:value-type="float" office:value="-175.733" calcext:value-type="float">
            <text:p>-175,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51188643150959e003</text:p>
          </table:table-cell>
          <table:table-cell office:value-type="string" calcext:value-type="string">
            <text:p>-5.47264956679380e001</text:p>
          </table:table-cell>
          <table:table-cell office:value-type="string" calcext:value-type="string">
            <text:p>-1.76766777847054e002</text:p>
          </table:table-cell>
          <table:table-cell table:formula="of:=NUMBERVALUE(LEFT([.A36];8);&quot;.&quot;)*10^(RIGHT([.A36];3))" office:value-type="float" office:value="2511.886" calcext:value-type="float">
            <text:p>2511,886</text:p>
          </table:table-cell>
          <table:table-cell table:formula="of:=NUMBERVALUE(LEFT([.B36];8);&quot;.&quot;)*10^(RIGHT([.B36];3))" office:value-type="float" office:value="-54.7264" calcext:value-type="float">
            <text:p>-54,7264</text:p>
          </table:table-cell>
          <table:table-cell table:formula="of:=NUMBERVALUE(LEFT([.C36];8);&quot;.&quot;)*10^(RIGHT([.C36];3))" office:value-type="float" office:value="-176.766" calcext:value-type="float">
            <text:p>-176,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16227766016839e003</text:p>
          </table:table-cell>
          <table:table-cell office:value-type="string" calcext:value-type="string">
            <text:p>-5.87157752003964e001</text:p>
          </table:table-cell>
          <table:table-cell office:value-type="string" calcext:value-type="string">
            <text:p>-1.77623416629537e002</text:p>
          </table:table-cell>
          <table:table-cell table:formula="of:=NUMBERVALUE(LEFT([.A37];8);&quot;.&quot;)*10^(RIGHT([.A37];3))" office:value-type="float" office:value="3162.277" calcext:value-type="float">
            <text:p>3162,277</text:p>
          </table:table-cell>
          <table:table-cell table:formula="of:=NUMBERVALUE(LEFT([.B37];8);&quot;.&quot;)*10^(RIGHT([.B37];3))" office:value-type="float" office:value="-58.7157" calcext:value-type="float">
            <text:p>-58,7157</text:p>
          </table:table-cell>
          <table:table-cell table:formula="of:=NUMBERVALUE(LEFT([.C37];8);&quot;.&quot;)*10^(RIGHT([.C37];3))" office:value-type="float" office:value="-177.623" calcext:value-type="float">
            <text:p>-177,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98107170553498e003</text:p>
          </table:table-cell>
          <table:table-cell office:value-type="string" calcext:value-type="string">
            <text:p>-6.26930134733829e001</text:p>
          </table:table-cell>
          <table:table-cell office:value-type="string" calcext:value-type="string">
            <text:p>-1.78351082360923e002</text:p>
          </table:table-cell>
          <table:table-cell table:formula="of:=NUMBERVALUE(LEFT([.A38];8);&quot;.&quot;)*10^(RIGHT([.A38];3))" office:value-type="float" office:value="3981.071" calcext:value-type="float">
            <text:p>3981,071</text:p>
          </table:table-cell>
          <table:table-cell table:formula="of:=NUMBERVALUE(LEFT([.B38];8);&quot;.&quot;)*10^(RIGHT([.B38];3))" office:value-type="float" office:value="-62.693" calcext:value-type="float">
            <text:p>-62,693</text:p>
          </table:table-cell>
          <table:table-cell table:formula="of:=NUMBERVALUE(LEFT([.C38];8);&quot;.&quot;)*10^(RIGHT([.C38];3))" office:value-type="float" office:value="-178.351" calcext:value-type="float">
            <text:p>-178,3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01187233627273e003</text:p>
          </table:table-cell>
          <table:table-cell office:value-type="string" calcext:value-type="string">
            <text:p>-6.66539322042726e001</text:p>
          </table:table-cell>
          <table:table-cell office:value-type="string" calcext:value-type="string">
            <text:p>-1.78989378855455e002</text:p>
          </table:table-cell>
          <table:table-cell table:formula="of:=NUMBERVALUE(LEFT([.A39];8);&quot;.&quot;)*10^(RIGHT([.A39];3))" office:value-type="float" office:value="5011.872" calcext:value-type="float">
            <text:p>5011,872</text:p>
          </table:table-cell>
          <table:table-cell table:formula="of:=NUMBERVALUE(LEFT([.B39];8);&quot;.&quot;)*10^(RIGHT([.B39];3))" office:value-type="float" office:value="-66.6539" calcext:value-type="float">
            <text:p>-66,6539</text:p>
          </table:table-cell>
          <table:table-cell table:formula="of:=NUMBERVALUE(LEFT([.C39];8);&quot;.&quot;)*10^(RIGHT([.C39];3))" office:value-type="float" office:value="-178.989" calcext:value-type="float">
            <text:p>-178,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30957344480195e003</text:p>
          </table:table-cell>
          <table:table-cell office:value-type="string" calcext:value-type="string">
            <text:p>-7.05916770909816e001</text:p>
          </table:table-cell>
          <table:table-cell office:value-type="string" calcext:value-type="string">
            <text:p>-1.79572422576583e002</text:p>
          </table:table-cell>
          <table:table-cell table:formula="of:=NUMBERVALUE(LEFT([.A40];8);&quot;.&quot;)*10^(RIGHT([.A40];3))" office:value-type="float" office:value="6309.573" calcext:value-type="float">
            <text:p>6309,573</text:p>
          </table:table-cell>
          <table:table-cell table:formula="of:=NUMBERVALUE(LEFT([.B40];8);&quot;.&quot;)*10^(RIGHT([.B40];3))" office:value-type="float" office:value="-70.5916" calcext:value-type="float">
            <text:p>-70,5916</text:p>
          </table:table-cell>
          <table:table-cell table:formula="of:=NUMBERVALUE(LEFT([.C40];8);&quot;.&quot;)*10^(RIGHT([.C40];3))" office:value-type="float" office:value="-179.572" calcext:value-type="float">
            <text:p>-179,5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94328234724283e003</text:p>
          </table:table-cell>
          <table:table-cell office:value-type="string" calcext:value-type="string">
            <text:p>-7.44966906982550e001</text:p>
          </table:table-cell>
          <table:table-cell office:value-type="string" calcext:value-type="string">
            <text:p>1.79869181807561e002</text:p>
          </table:table-cell>
          <table:table-cell table:formula="of:=NUMBERVALUE(LEFT([.A41];8);&quot;.&quot;)*10^(RIGHT([.A41];3))" office:value-type="float" office:value="7943.282" calcext:value-type="float">
            <text:p>7943,282</text:p>
          </table:table-cell>
          <table:table-cell table:formula="of:=NUMBERVALUE(LEFT([.B41];8);&quot;.&quot;)*10^(RIGHT([.B41];3))" office:value-type="float" office:value="-74.4966" calcext:value-type="float">
            <text:p>-74,4966</text:p>
          </table:table-cell>
          <table:table-cell table:formula="of:=NUMBERVALUE(LEFT([.C41];8);&quot;.&quot;)*10^(RIGHT([.C41];3))-360" office:value-type="float" office:value="-180.1309" calcext:value-type="float">
            <text:p>-180,13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000000000000e004</text:p>
          </table:table-cell>
          <table:table-cell office:value-type="string" calcext:value-type="string">
            <text:p>-7.83578658239103e001</text:p>
          </table:table-cell>
          <table:table-cell office:value-type="string" calcext:value-type="string">
            <text:p>1.79306651499586e002</text:p>
          </table:table-cell>
          <table:table-cell table:formula="of:=NUMBERVALUE(LEFT([.A42];8);&quot;.&quot;)*10^(RIGHT([.A42];3))" office:value-type="float" office:value="10000" calcext:value-type="float">
            <text:p>10000</text:p>
          </table:table-cell>
          <table:table-cell table:formula="of:=NUMBERVALUE(LEFT([.B42];8);&quot;.&quot;)*10^(RIGHT([.B42];3))" office:value-type="float" office:value="-78.3578" calcext:value-type="float">
            <text:p>-78,3578</text:p>
          </table:table-cell>
          <table:table-cell table:formula="of:=NUMBERVALUE(LEFT([.C42];8);&quot;.&quot;)*10^(RIGHT([.C42];3))-360" office:value-type="float" office:value="-180.6934" calcext:value-type="float">
            <text:p>-180,6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5892541179417e004</text:p>
          </table:table-cell>
          <table:table-cell office:value-type="string" calcext:value-type="string">
            <text:p>-8.21676165958336e001</text:p>
          </table:table-cell>
          <table:table-cell office:value-type="string" calcext:value-type="string">
            <text:p>1.78711168920556e002</text:p>
          </table:table-cell>
          <table:table-cell table:formula="of:=NUMBERVALUE(LEFT([.A43];8);&quot;.&quot;)*10^(RIGHT([.A43];3))" office:value-type="float" office:value="12589.25" calcext:value-type="float">
            <text:p>12589,25</text:p>
          </table:table-cell>
          <table:table-cell table:formula="of:=NUMBERVALUE(LEFT([.B43];8);&quot;.&quot;)*10^(RIGHT([.B43];3))" office:value-type="float" office:value="-82.1676" calcext:value-type="float">
            <text:p>-82,1676</text:p>
          </table:table-cell>
          <table:table-cell table:formula="of:=NUMBERVALUE(LEFT([.C43];8);&quot;.&quot;)*10^(RIGHT([.C43];3))-360" office:value-type="float" office:value="-181.2889" calcext:value-type="float">
            <text:p>-181,2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58489319246112e004</text:p>
          </table:table-cell>
          <table:table-cell office:value-type="string" calcext:value-type="string">
            <text:p>-8.59372301729461e001</text:p>
          </table:table-cell>
          <table:table-cell office:value-type="string" calcext:value-type="string">
            <text:p>1.78050707773324e002</text:p>
          </table:table-cell>
          <table:table-cell table:formula="of:=NUMBERVALUE(LEFT([.A44];8);&quot;.&quot;)*10^(RIGHT([.A44];3))" office:value-type="float" office:value="15848.93" calcext:value-type="float">
            <text:p>15848,93</text:p>
          </table:table-cell>
          <table:table-cell table:formula="of:=NUMBERVALUE(LEFT([.B44];8);&quot;.&quot;)*10^(RIGHT([.B44];3))" office:value-type="float" office:value="-85.9372" calcext:value-type="float">
            <text:p>-85,9372</text:p>
          </table:table-cell>
          <table:table-cell table:formula="of:=NUMBERVALUE(LEFT([.C44];8);&quot;.&quot;)*10^(RIGHT([.C44];3))-360" office:value-type="float" office:value="-181.9493" calcext:value-type="float">
            <text:p>-181,9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99526231496889e004</text:p>
          </table:table-cell>
          <table:table-cell office:value-type="string" calcext:value-type="string">
            <text:p>-8.97382643243328e001</text:p>
          </table:table-cell>
          <table:table-cell office:value-type="string" calcext:value-type="string">
            <text:p>1.77281985254150e002</text:p>
          </table:table-cell>
          <table:table-cell table:formula="of:=NUMBERVALUE(LEFT([.A45];8);&quot;.&quot;)*10^(RIGHT([.A45];3))" office:value-type="float" office:value="19952.62" calcext:value-type="float">
            <text:p>19952,62</text:p>
          </table:table-cell>
          <table:table-cell table:formula="of:=NUMBERVALUE(LEFT([.B45];8);&quot;.&quot;)*10^(RIGHT([.B45];3))" office:value-type="float" office:value="-89.7382" calcext:value-type="float">
            <text:p>-89,7382</text:p>
          </table:table-cell>
          <table:table-cell table:formula="of:=NUMBERVALUE(LEFT([.C45];8);&quot;.&quot;)*10^(RIGHT([.C45];3))-360" office:value-type="float" office:value="-182.7181" calcext:value-type="float">
            <text:p>-182,71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51188643150959e004</text:p>
          </table:table-cell>
          <table:table-cell office:value-type="string" calcext:value-type="string">
            <text:p>-9.38176498927013e001</text:p>
          </table:table-cell>
          <table:table-cell office:value-type="string" calcext:value-type="string">
            <text:p>1.76323699787196e002</text:p>
          </table:table-cell>
          <table:table-cell table:formula="of:=NUMBERVALUE(LEFT([.A46];8);&quot;.&quot;)*10^(RIGHT([.A46];3))" office:value-type="float" office:value="25118.86" calcext:value-type="float">
            <text:p>25118,86</text:p>
          </table:table-cell>
          <table:table-cell table:formula="of:=NUMBERVALUE(LEFT([.B46];8);&quot;.&quot;)*10^(RIGHT([.B46];3))" office:value-type="float" office:value="-93.8176" calcext:value-type="float">
            <text:p>-93,8176</text:p>
          </table:table-cell>
          <table:table-cell table:formula="of:=NUMBERVALUE(LEFT([.C46];8);&quot;.&quot;)*10^(RIGHT([.C46];3))-360" office:value-type="float" office:value="-183.6764" calcext:value-type="float">
            <text:p>-183,6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16227766016839e004</text:p>
          </table:table-cell>
          <table:table-cell office:value-type="string" calcext:value-type="string">
            <text:p>-9.90127279388830e001</text:p>
          </table:table-cell>
          <table:table-cell office:value-type="string" calcext:value-type="string">
            <text:p>1.74921888439861e002</text:p>
          </table:table-cell>
          <table:table-cell table:formula="of:=NUMBERVALUE(LEFT([.A47];8);&quot;.&quot;)*10^(RIGHT([.A47];3))" office:value-type="float" office:value="31622.77" calcext:value-type="float">
            <text:p>31622,77</text:p>
          </table:table-cell>
          <table:table-cell table:formula="of:=NUMBERVALUE(LEFT([.B47];8);&quot;.&quot;)*10^(RIGHT([.B47];3))" office:value-type="float" office:value="-99.0127" calcext:value-type="float">
            <text:p>-99,0127</text:p>
          </table:table-cell>
          <table:table-cell table:formula="of:=NUMBERVALUE(LEFT([.C47];8);&quot;.&quot;)*10^(RIGHT([.C47];3))-360" office:value-type="float" office:value="-185.0782" calcext:value-type="float">
            <text:p>-185,0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98107170553498e004</text:p>
          </table:table-cell>
          <table:table-cell office:value-type="string" calcext:value-type="string">
            <text:p>-1.10169526751225e002</text:p>
          </table:table-cell>
          <table:table-cell office:value-type="string" calcext:value-type="string">
            <text:p>1.70414296173066e002</text:p>
          </table:table-cell>
          <table:table-cell table:formula="of:=NUMBERVALUE(LEFT([.A48];8);&quot;.&quot;)*10^(RIGHT([.A48];3))" office:value-type="float" office:value="39810.71" calcext:value-type="float">
            <text:p>39810,71</text:p>
          </table:table-cell>
          <table:table-cell table:formula="of:=NUMBERVALUE(LEFT([.B48];8);&quot;.&quot;)*10^(RIGHT([.B48];3))" office:value-type="float" office:value="-110.169" calcext:value-type="float">
            <text:p>-110,169</text:p>
          </table:table-cell>
          <table:table-cell table:formula="of:=NUMBERVALUE(LEFT([.C48];8);&quot;.&quot;)*10^(RIGHT([.C48];3))-360" office:value-type="float" office:value="-189.5858" calcext:value-type="float">
            <text:p>-189,58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01187233627274e004</text:p>
          </table:table-cell>
          <table:table-cell office:value-type="string" calcext:value-type="string">
            <text:p>-1.04865489051541e002</text:p>
          </table:table-cell>
          <table:table-cell office:value-type="string" calcext:value-type="string">
            <text:p>-3.18708686360342e000</text:p>
          </table:table-cell>
          <table:table-cell table:formula="of:=NUMBERVALUE(LEFT([.A49];8);&quot;.&quot;)*10^(RIGHT([.A49];3))" office:value-type="float" office:value="50118.72" calcext:value-type="float">
            <text:p>50118,72</text:p>
          </table:table-cell>
          <table:table-cell table:formula="of:=NUMBERVALUE(LEFT([.B49];8);&quot;.&quot;)*10^(RIGHT([.B49];3))" office:value-type="float" office:value="-104.865" calcext:value-type="float">
            <text:p>-104,865</text:p>
          </table:table-cell>
          <table:table-cell table:formula="of:=NUMBERVALUE(LEFT([.C49];8);&quot;.&quot;)*10^(RIGHT([.C49];3))-360" office:value-type="float" office:value="-363.18708" calcext:value-type="float">
            <text:p>-363,18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30957344480195e004</text:p>
          </table:table-cell>
          <table:table-cell office:value-type="string" calcext:value-type="string">
            <text:p>-9.53532974089716e001</text:p>
          </table:table-cell>
          <table:table-cell office:value-type="string" calcext:value-type="string">
            <text:p>-6.44478399874268e000</text:p>
          </table:table-cell>
          <table:table-cell table:formula="of:=NUMBERVALUE(LEFT([.A50];8);&quot;.&quot;)*10^(RIGHT([.A50];3))" office:value-type="float" office:value="63095.73" calcext:value-type="float">
            <text:p>63095,73</text:p>
          </table:table-cell>
          <table:table-cell table:formula="of:=NUMBERVALUE(LEFT([.B50];8);&quot;.&quot;)*10^(RIGHT([.B50];3))" office:value-type="float" office:value="-95.3532" calcext:value-type="float">
            <text:p>-95,3532</text:p>
          </table:table-cell>
          <table:table-cell table:formula="of:=NUMBERVALUE(LEFT([.C50];8);&quot;.&quot;)*10^(RIGHT([.C50];3))-360" office:value-type="float" office:value="-366.44478" calcext:value-type="float">
            <text:p>-366,44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94328234724284e004</text:p>
          </table:table-cell>
          <table:table-cell office:value-type="string" calcext:value-type="string">
            <text:p>-8.95145435452984e001</text:p>
          </table:table-cell>
          <table:table-cell office:value-type="string" calcext:value-type="string">
            <text:p>-8.75622096798574e000</text:p>
          </table:table-cell>
          <table:table-cell table:formula="of:=NUMBERVALUE(LEFT([.A51];8);&quot;.&quot;)*10^(RIGHT([.A51];3))" office:value-type="float" office:value="79432.82" calcext:value-type="float">
            <text:p>79432,82</text:p>
          </table:table-cell>
          <table:table-cell table:formula="of:=NUMBERVALUE(LEFT([.B51];8);&quot;.&quot;)*10^(RIGHT([.B51];3))" office:value-type="float" office:value="-89.5145" calcext:value-type="float">
            <text:p>-89,5145</text:p>
          </table:table-cell>
          <table:table-cell table:formula="of:=NUMBERVALUE(LEFT([.C51];8);&quot;.&quot;)*10^(RIGHT([.C51];3))-360" office:value-type="float" office:value="-368.75622" calcext:value-type="float">
            <text:p>-368,75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000000000000e005</text:p>
          </table:table-cell>
          <table:table-cell office:value-type="string" calcext:value-type="string">
            <text:p>-8.46898521193178e001</text:p>
          </table:table-cell>
          <table:table-cell office:value-type="string" calcext:value-type="string">
            <text:p>-1.13201185937911e001</text:p>
          </table:table-cell>
          <table:table-cell table:formula="of:=NUMBERVALUE(LEFT([.A52];8);&quot;.&quot;)*10^(RIGHT([.A52];3))" office:value-type="float" office:value="100000" calcext:value-type="float">
            <text:p>100000</text:p>
          </table:table-cell>
          <table:table-cell table:formula="of:=NUMBERVALUE(LEFT([.B52];8);&quot;.&quot;)*10^(RIGHT([.B52];3))" office:value-type="float" office:value="-84.6898" calcext:value-type="float">
            <text:p>-84,6898</text:p>
          </table:table-cell>
          <table:table-cell table:formula="of:=NUMBERVALUE(LEFT([.C52];8);&quot;.&quot;)*10^(RIGHT([.C52];3))-360" office:value-type="float" office:value="-371.3201" calcext:value-type="float">
            <text:p>-371,320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00:54:19.7008629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00:54:52.945422974</dc:date>
    <meta:generator>LibreOffice/4.2.8.2$Linux_X86_64 LibreOffice_project/420m0$Build-2</meta:generator>
    <meta:editing-duration>PT17M30S</meta:editing-duration>
    <meta:editing-cycles>7</meta:editing-cycles>
    <meta:document-statistic meta:table-count="1" meta:cell-count="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04cm" svg:height="14.396cm" xlink:href="." xlink:type="simple" chart:class="chart:scatter" chart:style-name="ch1">
        <chart:title svg:x="11.213cm" svg:y="0.423cm" chart:style-name="ch2">
          <text:p>Low Pass</text:p>
        </chart:title>
        <chart:subtitle svg:x="11.12cm" svg:y="1.516cm" chart:style-name="ch3">
          <text:p>wzmocnienie</text:p>
        </chart:subtitle>
        <chart:legend svg:x="3.16cm" svg:y="0.823cm" style:legend-expansion="custom" chartooo:width="4.402cm" chartooo:height="1.951cm" style:legend-expansion-aspect-ratio="2.25627883136853" chart:style-name="ch4"/>
        <chart:plot-area chart:style-name="ch5" chart:data-source-has-labels="both" svg:x="1.814cm" svg:y="2.881cm" svg:width="22.671cm" svg:height="10.479cm">
          <chartooo:coordinate-region svg:x="2.806cm" svg:y="3.111cm" svg:width="21.042cm" svg:height="10.019cm"/>
          <chart:axis chart:dimension="x" chart:name="primary-x" chart:style-name="ch6" chartooo:axis-type="auto">
            <chart:title svg:x="12.668cm" svg:y="13.648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743cm" svg:y="9.289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.84848">
                <text:p>-6.84848</text:p>
              </table:table-cell>
              <table:table-cell office:value-type="float" office:value="20">
                <text:p>20</text:p>
              </table:table-cell>
              <table:table-cell office:value-type="float" office:value="-6.62629599136898">
                <text:p>-6.626295991368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6.84838">
                <text:p>-6.84838</text:p>
              </table:table-cell>
              <table:table-cell office:value-type="float" office:value="90">
                <text:p>90</text:p>
              </table:table-cell>
              <table:table-cell office:value-type="float" office:value="-5.77818725976256">
                <text:p>-5.77818725976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6.84822">
                <text:p>-6.84822</text:p>
              </table:table-cell>
              <table:table-cell office:value-type="float" office:value="160">
                <text:p>160</text:p>
              </table:table-cell>
              <table:table-cell office:value-type="float" office:value="-7.18043885283336">
                <text:p>-7.18043885283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6.84796">
                <text:p>-6.84796</text:p>
              </table:table-cell>
              <table:table-cell office:value-type="float" office:value="300">
                <text:p>300</text:p>
              </table:table-cell>
              <table:table-cell office:value-type="float" office:value="-16.8590674309534">
                <text:p>-16.8590674309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6.84757">
                <text:p>-6.84757</text:p>
              </table:table-cell>
              <table:table-cell office:value-type="float" office:value="1200">
                <text:p>1200</text:p>
              </table:table-cell>
              <table:table-cell office:value-type="float" office:value="-41.6709210290015">
                <text:p>-41.670921029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6.84693">
                <text:p>-6.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6.84593">
                <text:p>-6.8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6.84434">
                <text:p>-6.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6.84183">
                <text:p>-6.8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6.83784">
                <text:p>-6.8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6.83154">
                <text:p>-6.8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6.82156">
                <text:p>-6.8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6.8058">
                <text:p>-6.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6.78094">
                <text:p>-6.7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6.74186">
                <text:p>-6.7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6.68075">
                <text:p>-6.6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6.58613">
                <text:p>-6.5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6.44222">
                <text:p>-6.4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6.23144">
                <text:p>-6.2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5.94913">
                <text:p>-5.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5.66241">
                <text:p>-5.6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5.68861">
                <text:p>-5.6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1025">
                <text:p>-6.8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9.6296">
                <text:p>-9.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13.579">
                <text:p>-13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7.862">
                <text:p>-17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22.1462">
                <text:p>-22.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26.3593">
                <text:p>-26.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30.5047">
                <text:p>-30.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34.5998">
                <text:p>-34.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38.6602">
                <text:p>-38.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42.6972">
                <text:p>-42.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46.7181">
                <text:p>-46.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50.7272">
                <text:p>-50.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54.7264">
                <text:p>-54.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58.7157">
                <text:p>-58.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62.693">
                <text:p>-6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66.6539">
                <text:p>-66.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70.5916">
                <text:p>-70.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74.4966">
                <text:p>-74.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78.3578">
                <text:p>-78.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82.1676">
                <text:p>-82.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85.9372">
                <text:p>-85.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89.7382">
                <text:p>-89.7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93.8176">
                <text:p>-93.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99.0127">
                <text:p>-99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10.169">
                <text:p>-11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104.865">
                <text:p>-104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95.3532">
                <text:p>-95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89.5145">
                <text:p>-89.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84.6898">
                <text:p>-84.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80.2831">
                <text:p>-80.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76.0871">
                <text:p>-76.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72.0188">
                <text:p>-72.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68.0482">
                <text:p>-68.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64.1739">
                <text:p>-64.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60.4155">
                <text:p>-60.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56.8118">
                <text:p>-56.8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53.4188">
                <text:p>-53.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50.3042">
                <text:p>-50.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7.5323">
                <text:p>-47.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5.1406">
                <text:p>-45.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43.1209">
                <text:p>-43.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41.4286">
                <text:p>-41.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40.0365">
                <text:p>-40.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39.0238">
                <text:p>-39.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38.6232">
                <text:p>-38.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9.0744">
                <text:p>-39.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40.3166">
                <text:p>-40.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41.959">
                <text:p>-41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43.5942">
                <text:p>-43.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78cm" svg:height="13.644cm" xlink:href="." xlink:type="simple" chart:class="chart:scatter" chart:style-name="ch1">
        <chart:title svg:x="10.75cm" svg:y="0.408cm" chart:style-name="ch2">
          <text:p>Low Pass</text:p>
        </chart:title>
        <chart:subtitle svg:x="11.398cm" svg:y="1.486cm" chart:style-name="ch3">
          <text:p>faza</text:p>
        </chart:subtitle>
        <chart:legend svg:x="3.315cm" svg:y="0.553cm" style:legend-expansion="custom" chartooo:width="3.557cm" chartooo:height="1.849cm" style:legend-expansion-aspect-ratio="1.92374256354786" chart:style-name="ch4"/>
        <chart:plot-area chart:style-name="ch5" chart:data-source-has-labels="both" svg:x="1.039cm" svg:y="2.219cm" svg:width="22.164cm" svg:height="10.152cm">
          <chartooo:coordinate-region svg:x="2.031cm" svg:y="2.449cm" svg:width="20.535cm" svg:height="9.692cm"/>
          <chart:axis chart:dimension="x" chart:name="primary-x" chart:style-name="ch6" chartooo:axis-type="auto">
            <chart:title svg:x="11.64cm" svg:y="12.644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001cm" svg:y="8.217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36008">
                <text:p>-0.36008</text:p>
              </table:table-cell>
              <table:table-cell office:value-type="float" office:value="20">
                <text:p>20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0.453321">
                <text:p>-0.453321</text:p>
              </table:table-cell>
              <table:table-cell office:value-type="float" office:value="90">
                <text:p>90</text:p>
              </table:table-cell>
              <table:table-cell office:value-type="float" office:value="-38.88">
                <text:p>-38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0.570711">
                <text:p>-0.570711</text:p>
              </table:table-cell>
              <table:table-cell office:value-type="float" office:value="160">
                <text:p>160</text:p>
              </table:table-cell>
              <table:table-cell office:value-type="float" office:value="-95.04">
                <text:p>-95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0.718511">
                <text:p>-0.718511</text:p>
              </table:table-cell>
              <table:table-cell office:value-type="float" office:value="300">
                <text:p>3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0.904607">
                <text:p>-0.904607</text:p>
              </table:table-cell>
              <table:table-cell office:value-type="float" office:value="1200">
                <text:p>1200</text:p>
              </table:table-cell>
              <table:table-cell office:value-type="float" office:value="-167.616">
                <text:p>-167.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1.13894">
                <text:p>-1.1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1.43406">
                <text:p>-1.4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1.80582">
                <text:p>-1.8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2.27427">
                <text:p>-2.2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2.86489">
                <text:p>-2.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3.61019">
                <text:p>-3.6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4.55195">
                <text:p>-4.5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5.74455">
                <text:p>-5.7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7.25994">
                <text:p>-7.2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9.19578">
                <text:p>-9.1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11.6893">
                <text:p>-11.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14.9429">
                <text:p>-14.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19.2712">
                <text:p>-19.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25.1943">
                <text:p>-25.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33.6139">
                <text:p>-33.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46.077">
                <text:p>-46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64.6813">
                <text:p>-64.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89.5305">
                <text:p>-89.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114.535">
                <text:p>-114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133.405">
                <text:p>-133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146.067">
                <text:p>-146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154.616">
                <text:p>-154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160.628">
                <text:p>-16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165.025">
                <text:p>-165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168.337">
                <text:p>-168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170.887">
                <text:p>-170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172.882">
                <text:p>-172.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174.464">
                <text:p>-174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175.733">
                <text:p>-175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176.766">
                <text:p>-176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177.623">
                <text:p>-177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178.351">
                <text:p>-178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178.989">
                <text:p>-178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179.572">
                <text:p>-179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180.1309">
                <text:p>-180.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180.6934">
                <text:p>-180.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181.2889">
                <text:p>-181.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181.9493">
                <text:p>-181.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182.7181">
                <text:p>-182.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183.6764">
                <text:p>-183.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185.0782">
                <text:p>-185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189.5858">
                <text:p>-189.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363.18708">
                <text:p>-363.1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366.44478">
                <text:p>-366.4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368.75622">
                <text:p>-368.7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371.3201">
                <text:p>-371.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374.4124">
                <text:p>-374.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378.2301">
                <text:p>-378.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382.9766">
                <text:p>-382.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388.8816">
                <text:p>-388.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96.2054">
                <text:p>-396.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05.2313">
                <text:p>-405.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416.2395">
                <text:p>-416.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429.4597">
                <text:p>-429.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445.0027">
                <text:p>-445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462.801">
                <text:p>-462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482.626">
                <text:p>-482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504.233">
                <text:p>-504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527.6">
                <text:p>-5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553.0743">
                <text:p>-553.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581.0935">
                <text:p>-581.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611.2361">
                <text:p>-611.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641.11243">
                <text:p>-641.1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667.05709">
                <text:p>-667.0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686.73332">
                <text:p>-686.7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700.16866">
                <text:p>-700.1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